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e0954" officeooo:paragraph-rsid="001e0954"/>
    </style:style>
    <style:style style:name="P2" style:family="paragraph" style:parent-style-name="Standard">
      <style:text-properties officeooo:rsid="001e0954" officeooo:paragraph-rsid="002093a2"/>
    </style:style>
    <style:style style:name="P3" style:family="paragraph" style:parent-style-name="Standard">
      <style:text-properties fo:font-weight="bold" officeooo:rsid="001e0954" officeooo:paragraph-rsid="001e0954" style:font-weight-asian="bold" style:font-weight-complex="bold"/>
    </style:style>
    <style:style style:name="P4" style:family="paragraph" style:parent-style-name="Standard">
      <style:text-properties fo:font-weight="bold" officeooo:rsid="001e0954" officeooo:paragraph-rsid="002093a2" style:font-weight-asian="bold" style:font-weight-complex="bold"/>
    </style:style>
    <style:style style:name="P5" style:family="paragraph" style:parent-style-name="Standard">
      <style:text-properties officeooo:rsid="001ed925" officeooo:paragraph-rsid="001ed925"/>
    </style:style>
    <style:style style:name="P6" style:family="paragraph" style:parent-style-name="Standard">
      <style:text-properties officeooo:rsid="002093a2" officeooo:paragraph-rsid="002093a2"/>
    </style:style>
    <style:style style:name="P7" style:family="paragraph" style:parent-style-name="Standard">
      <style:text-properties fo:font-weight="normal" officeooo:rsid="002093a2" officeooo:paragraph-rsid="002093a2" style:font-weight-asian="normal" style:font-weight-complex="normal"/>
    </style:style>
    <style:style style:name="P8" style:family="paragraph" style:parent-style-name="Standard">
      <style:text-properties fo:font-weight="normal" officeooo:rsid="002325bd" officeooo:paragraph-rsid="002325bd" style:font-weight-asian="normal" style:font-weight-complex="normal"/>
    </style:style>
    <style:style style:name="P9" style:family="paragraph" style:parent-style-name="Standard">
      <style:text-properties fo:font-weight="normal" officeooo:rsid="00243417" officeooo:paragraph-rsid="00243417" style:font-weight-asian="normal" style:font-weight-complex="normal"/>
    </style:style>
    <style:style style:name="P10" style:family="paragraph" style:parent-style-name="Standard">
      <style:text-properties fo:font-weight="normal" officeooo:rsid="00243417" officeooo:paragraph-rsid="0025ad65" style:font-weight-asian="normal" style:font-weight-complex="normal"/>
    </style:style>
    <style:style style:name="P11" style:family="paragraph" style:parent-style-name="Standard">
      <style:text-properties fo:font-weight="normal" officeooo:rsid="00243417" officeooo:paragraph-rsid="002703f4" style:font-weight-asian="normal" style:font-weight-complex="normal"/>
    </style:style>
    <style:style style:name="P12" style:family="paragraph" style:parent-style-name="Standard">
      <style:text-properties fo:font-weight="normal" officeooo:rsid="0025ad65" officeooo:paragraph-rsid="0025ad65" style:font-weight-asian="normal" style:font-weight-complex="normal"/>
    </style:style>
    <style:style style:name="P13" style:family="paragraph" style:parent-style-name="Standard">
      <style:text-properties fo:font-weight="normal" officeooo:rsid="0025ad65" officeooo:paragraph-rsid="002703f4" style:font-weight-asian="normal" style:font-weight-complex="normal"/>
    </style:style>
    <style:style style:name="P14" style:family="paragraph" style:parent-style-name="Standard">
      <style:text-properties fo:font-weight="normal" officeooo:rsid="002703f4" officeooo:paragraph-rsid="002703f4" style:font-weight-asian="normal" style:font-weight-complex="normal"/>
    </style:style>
    <style:style style:name="P15" style:family="paragraph" style:parent-style-name="Standard">
      <style:text-properties officeooo:rsid="002198fc" officeooo:paragraph-rsid="002198fc"/>
    </style:style>
    <style:style style:name="P16" style:family="paragraph" style:parent-style-name="Standard">
      <style:text-properties officeooo:rsid="0021c6bd" officeooo:paragraph-rsid="0021c6bd"/>
    </style:style>
    <style:style style:name="P17" style:family="paragraph" style:parent-style-name="Standard">
      <style:paragraph-properties fo:break-before="page"/>
      <style:text-properties fo:font-weight="bold" officeooo:rsid="002325bd" officeooo:paragraph-rsid="002325bd" style:font-weight-asian="bold" style:font-weight-complex="bold"/>
    </style:style>
    <style:style style:name="T1" style:family="text">
      <style:text-properties officeooo:rsid="001ed9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93a2" style:font-weight-asian="bold" style:font-weight-complex="bold"/>
    </style:style>
    <style:style style:name="T4" style:family="text">
      <style:text-properties officeooo:rsid="002093a2"/>
    </style:style>
    <style:style style:name="T5" style:family="text">
      <style:text-properties officeooo:rsid="0025ad65"/>
    </style:style>
    <style:style style:name="T6" style:family="text">
      <style:text-properties officeooo:rsid="0025f8f6"/>
    </style:style>
    <style:style style:name="T7" style:family="text">
      <style:text-properties officeooo:rsid="002703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ек компонентов</text:p>
      <text:p text:style-name="P1"/>
      <text:p text:style-name="P3">1. Параллельный фреймворк</text:p>
      <text:p text:style-name="P15">Реализует крупнозернистый параллелизм (требующий mpi-пересылок либо перемещений памяти между устройствами)</text:p>
      <text:p text:style-name="P1"/>
      <text:p text:style-name="P1">1. Раскладывает блоки по вычислительным устройствам, подготавливает к работе</text:p>
      <text:p text:style-name="P1">2. Пока не надоест, делает</text:p>
      <text:p text:style-name="P1">пересылка <text:s text:c="4"/></text:p>
      <text:p text:style-name="P1">шаг метода <text:s text:c="2"/><text:span text:style-name="T1">(вызов солвера)</text:span> <text:s/></text:p>
      <text:p text:style-name="P1">3. Собирает результаты, отдает интерфейсу или сохраняет</text:p>
      <text:p text:style-name="P1"/>
      <text:p text:style-name="P1">шаг метода для явной схемы производит блок данных по предыдущему блоку данных, функциям границ Дирихле, операторам границ Неймана и присланному гало от соседних блоков (в т.ч. <text:span text:style-name="T1">периодические условия). </text:span></text:p>
      <text:p text:style-name="P1"/>
      <text:p text:style-name="P1"/>
      <text:p text:style-name="P3">2. Солверы</text:p>
      <text:p text:style-name="P15">Реализуют мелкозернистый параллелизм</text:p>
      <text:p text:style-name="P5">Как это видит солвер:</text:p>
      <text:p text:style-name="P5">к нему приходит блок данных и индикаторы краев, т. е. массивы, по которым понятно, является ли каждый граничный элемент условием Дирихле, Неймана или потребует данных от соседей</text:p>
      <text:p text:style-name="P1"/>
      <text:p text:style-name="P16">Солвер должен уметь переходить на следующий шаг в решении задачи </text:p>
      <text:p text:style-name="P16">x' = F(x), где F включает разностные операторы приближенного дифференцирования</text:p>
      <text:p text:style-name="P16">Разностные операторы дают параллелизм внутри области но ведут себя особым образом на границах</text:p>
      <text:p text:style-name="P16"/>
      <text:p text:style-name="P1"/>
      <text:p text:style-name="P4"><text:span text:style-name="T4">3</text:span>. Генератор функций</text:p>
      <text:p text:style-name="P6">Анализирует пользовательское уравнение, начальные и краевые функции, генерирует код на Си</text:p>
      <text:p text:style-name="P2"/>
      <text:p text:style-name="P1"/>
      <text:p text:style-name="P4"><text:span text:style-name="T4">4</text:span>. Интерфейс</text:p>
      <text:p text:style-name="P7">Дает пользователю ввести уравнение, вызывает генератор функций, запускает вычислительное ядро, получает данные, строит графики</text:p>
      <text:p text:style-name="P1"><text:span text:style-name="T2"/></text:p>
      <text:p text:style-name="P1"><text:span text:style-name="T2"/></text:p>
      <text:p text:style-name="P1"><text:span text:style-name="T3">5</text:span><text:span text:style-name="T2">. Бифуркационный анализ, ляпуновские показатели, размерности</text:span></text:p>
      <text:p text:style-name="P1"/>
      <text:p text:style-name="P1"/>
      <text:p text:style-name="P1"/>
      <text:p text:style-name="P1"/>
      <text:p text:style-name="P1"/>
      <text:p text:style-name="P3"/>
      <text:p text:style-name="P17">Спе<text:span text:style-name="T6">цификация</text:span> для функции</text:p>
      <text:p text:style-name="P8"/>
      <text:p text:style-name="P9">CPU</text:p>
      <text:p text:style-name="P11">double func(double* result, </text:p>
      <text:p text:style-name="P11"><text:s text:c="33"/>double time, double* source, <text:s/>//<text:span text:style-name="T5">исходный X</text:span></text:p>
      <text:p text:style-name="P11"><text:s text:c="33"/><text:span text:style-name="T5">int countX, int countY, int countZ, int cellSize,</text:span></text:p>
      <text:p text:style-name="P11"><text:span text:style-name="T5"><text:s text:c="33"/>double** borders</text:span>)<text:span text:style-name="T7">{</text:span></text:p>
      <text:p text:style-name="P11">//<text:span text:style-name="T7">1. Z=0</text:span></text:p>
      <text:p text:style-name="P11">//<text:span text:style-name="T7">2. Z=countZ</text:span></text:p>
      <text:p text:style-name="P11">//<text:span text:style-name="T7">3. Z=0</text:span></text:p>
      <text:p text:style-name="P11">//<text:span text:style-name="T7">4. Z=countZ</text:span></text:p>
      <text:p text:style-name="P11">//<text:span text:style-name="T7">5. Z=0</text:span></text:p>
      <text:p text:style-name="P11">//<text:span text:style-name="T7">6. Z=countZ</text:span></text:p>
      <text:p text:style-name="P11"/>
      <text:p text:style-name="P11">//<text:span text:style-name="T7">7. else</text:span></text:p>
      <text:p text:style-name="P14">#pragma omp parallel for </text:p>
      <text:p text:style-name="P14"><text:s text:c="4"/>for (int idxZ=1; idx&lt;countZ; idx++){</text:p>
      <text:p text:style-name="P14"><text:s text:c="8"/></text:p>
      <text:p text:style-name="P11"/>
      <text:p text:style-name="P14">}</text:p>
      <text:p text:style-name="P9"/>
      <text:p text:style-name="P9"/>
      <text:p text:style-name="P9"/>
      <text:p text:style-name="P9">GPU</text:p>
      <text:p text:style-name="P9"/>
      <text:p text:style-name="P9">__device__ double internalFunc(double* result, </text:p>
      <text:p text:style-name="P9"><text:s text:c="33"/>double time, double* source, ){</text:p>
      <text:p text:style-name="P9"/>
      <text:p text:style-name="P9"/>
      <text:p text:style-name="P9">}</text:p>
      <text:p text:style-name="P9"/>
      <text:p text:style-name="P9"/>
      <text:p text:style-name="P9">__device__ double func(double* result, </text:p>
      <text:p text:style-name="P10"><text:s text:c="33"/>double time, double* source, <text:s/>//<text:span text:style-name="T5">исходный X</text:span></text:p>
      <text:p text:style-name="P10"><text:s text:c="33"/><text:span text:style-name="T5">int countX, countY, countZ,</text:span></text:p>
      <text:p text:style-name="P10"><text:span text:style-name="T5"><text:s text:c="33"/>double** borders</text:span>){</text:p>
      <text:p text:style-name="P9"/>
      <text:p text:style-name="P9">int idxZ =</text:p>
      <text:p text:style-name="P9">int idxY = </text:p>
      <text:p text:style-name="P9">int idxX = </text:p>
      <text:p text:style-name="P9">int idx = idxZ*<text:span text:style-name="T5">countY*countX + idxY*countX + idxX</text:span></text:p>
      <text:p text:style-name="P9"/>
      <text:p text:style-name="P9">if (idxZ == 0) </text:p>
      <text:p text:style-name="P10"><text:s text:c="4"/><text:span text:style-name="T5">borderFunc(</text:span>borders[BRD_Z0]<text:span text:style-name="T5">[ ]</text:span> <text:span text:style-name="T5">)</text:span></text:p>
      <text:p text:style-name="P9"/>
      <text:p text:style-name="P9"/>
      <text:p text:style-name="P12">else</text:p>
      <text:p text:style-name="P13"><text:s text:c="4"/>result[idx] = <text:span text:style-name="T7">2000*(s[idx+1]+s[idx+1]- 2.0*s[idx])</text:span></text:p>
      <text:p text:style-name="P9"/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6:44:25.147804139</meta:creation-date>
    <meta:generator>LibreOffice/4.1.6.2$Linux_X86_64 LibreOffice_project/410m0$Build-2</meta:generator>
    <dc:date>2015-02-19T18:53:35.982468352</dc:date>
    <meta:editing-duration>PT1H43M15S</meta:editing-duration>
    <meta:editing-cycles>7</meta:editing-cycles>
    <meta:document-statistic meta:table-count="0" meta:image-count="0" meta:object-count="0" meta:page-count="2" meta:paragraph-count="55" meta:word-count="278" meta:character-count="2275" meta:non-whitespace-character-count="1780"/>
  </office:meta>
</office:document-meta>
</file>